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772727272727273">
            <text:p>77%</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0.0909090909090909">
            <text:p>9%</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924242424242424">
            <text:p>92%</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772727272727273">
            <text:p>77%</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428571428571429">
            <text:p>43%</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5">
            <text:p>5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40251572327044">
            <text:p>4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886792452830189">
            <text:p>89%</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416666666666667">
            <text:p>4%</text:p>
          </table:table-cell>
          <table:table-cell table:style-name="ce7" table:formula="of:=COUNTIF([.C4:.C153];&quot;x&quot;)/[.D3]" office:value-type="percentage" office:value="0.5">
            <text:p>50%</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3">07/23/2018</text:date>, <text:time>22:2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3T22:27:10.58</dc:date>
    <dc:creator>Keith D Commiskey</dc:creator>
    <meta:editing-duration>P7DT15H29M49S</meta:editing-duration>
    <meta:editing-cycles>145</meta:editing-cycles>
    <meta:generator>OpenOffice/4.1.5$Win32 OpenOffice.org_project/415m1$Build-9789</meta:generator>
    <meta:document-statistic meta:table-count="11" meta:cell-count="3761" meta:object-count="0"/>
  </office:meta>
</office:document-meta>
</file>